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jpeg" manifest:full-path="Pictures/1000000000000780000004B05D27F4CB.jpg"/>
  <manifest:file-entry manifest:media-type="image/png" manifest:full-path="Pictures/1000020100000DB4000009B0052A0F08.png"/>
  <manifest:file-entry manifest:media-type="image/jpeg" manifest:full-path="Pictures/1000000000000780000004B0BFA7E37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eladon_20_green_20_break_20_slide-title">
      <style:graphic-properties fo:min-height="7.026cm"/>
    </style:style>
    <style:style style:name="pr2" style:family="presentation" style:parent-style-name="celadon_20_green_20_break_20_slide-subtitle">
      <style:graphic-properties draw:auto-grow-height="true" fo:min-height="2.629cm"/>
    </style:style>
    <style:style style:name="pr3" style:family="presentation" style:parent-style-name="celadon_20_green_20_break_20_slide-notes">
      <style:graphic-properties draw:stroke="none" draw:fill="none" draw:fill-color="#ffffff" draw:auto-grow-height="true" fo:min-height="11.642cm" draw:shadow="hidden"/>
    </style:style>
    <style:style style:name="pr4" style:family="presentation" style:parent-style-name="celadon_20_green_20_bullet_20_slide-title">
      <style:graphic-properties draw:auto-grow-height="true" fo:min-height="2.747cm"/>
    </style:style>
    <style:style style:name="pr5" style:family="presentation" style:parent-style-name="celadon_20_green_20_bullet_20_slide-notes">
      <style:graphic-properties draw:fill-color="#ffffff" draw:auto-grow-height="true" fo:min-height="11.642cm"/>
    </style:style>
    <style:style style:name="pr6" style:family="presentation" style:parent-style-name="celadon_20_green_20_break_20_slide-title">
      <style:graphic-properties draw:auto-grow-height="true" fo:min-height="9.715cm"/>
    </style:style>
    <style:style style:name="pr7" style:family="presentation" style:parent-style-name="celadon_20_green_20_break_20_slide-notes">
      <style:graphic-properties draw:fill-color="#ffffff" draw:auto-grow-height="true" fo:min-height="11.641cm"/>
    </style:style>
    <style:style style:name="pr8" style:family="presentation" style:parent-style-name="celadon_20_gray_20_small_20_liste_20_-title">
      <style:graphic-properties draw:auto-grow-height="true" fo:min-height="2.3cm"/>
    </style:style>
    <style:style style:name="pr9" style:family="presentation" style:parent-style-name="celadon_20_gray_20_small_20_liste_20_-outline1">
      <style:graphic-properties draw:auto-grow-height="true" fo:min-height="0.779cm"/>
    </style:style>
    <style:style style:name="pr10" style:family="presentation" style:parent-style-name="celadon_20_gray_20_small_20_liste_20_-notes">
      <style:graphic-properties draw:fill-color="#ffffff" draw:auto-grow-height="true" fo:min-height="11.641cm"/>
    </style:style>
    <style:style style:name="pr11" style:family="presentation" style:parent-style-name="celadon_20_green_20_bullet_20_slide-title">
      <style:graphic-properties fo:min-height="3.181cm"/>
    </style:style>
    <style:style style:name="pr12" style:family="presentation" style:parent-style-name="celadon_20_green_20_bullet_20_slide-notes">
      <style:graphic-properties draw:fill-color="#ffffff" draw:auto-grow-height="true" fo:min-height="11.641cm"/>
    </style:style>
    <style:style style:name="pr13" style:family="presentation" style:parent-style-name="Code-Bar-Celadon-title">
      <style:graphic-properties draw:auto-grow-height="true" fo:min-height="3cm"/>
    </style:style>
    <style:style style:name="pr14" style:family="presentation" style:parent-style-name="Code-Bar-Celadon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DejaVu Sans'" style:font-family-generic="swiss" style:font-pitch="variable"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T1" style:family="text">
      <style:text-properties fo:font-family="'DejaVu Sans'" style:font-family-generic="swiss" style:font-pitch="variable" fo:font-size="14pt" style:font-size-asian="14pt" style:font-size-complex="14pt"/>
    </style:style>
    <style:style style:name="T2" style:family="text">
      <style:text-properties fo:language="pt" fo:country="PT"/>
    </style:style>
    <style:style style:name="T3" style:family="text">
      <style:text-properties fo:font-size="22pt" fo:language="pt" fo:country="PT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rebuchet MS'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3" text:bullet-char="–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4" text:bullet-char="–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5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6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7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8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9" text:bullet-char="●">
        <style:list-level-properties text:space-before="0.25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celadon_20_green_20_break_20_slide" presentation:presentation-page-layout-name="AL1T0">
        <office:forms form:automatic-focus="false" form:apply-design-mode="false"/>
        <draw:frame presentation:style-name="pr1" draw:layer="layout" svg:width="20.532cm" svg:height="8.587cm" svg:x="2.462cm" svg:y="2.864cm" presentation:class="title" presentation:user-transformed="true">
          <draw:text-box>
            <text:p>openSUSE Ambassador<text:line-break/>Event Report<text:line-break/><text:line-break/>Event Name - Date<text:line-break/>Place - Country</text:p>
          </draw:text-box>
        </draw:frame>
        <draw:frame presentation:style-name="pr2" draw:text-style-name="P2" draw:layer="layout" svg:width="10.546cm" svg:height="3.287cm" svg:x="2.454cm" svg:y="13.447cm" presentation:class="subtitle" presentation:user-transformed="true">
          <draw:text-box>
            <text:p text:style-name="P1"><text:span text:style-name="T1">First name Last name</text:span></text:p>
            <text:p text:style-name="P1"><text:span text:style-name="T1">openSUSE Ambassador</text:span></text:p>
            <text:p text:style-name="P1"><text:span text:style-name="T1"/></text:p>
            <text:p text:style-name="P1"><text:span text:style-name="T1">frist.lastname@opensuse.org</text:span></text:p>
          </draw:text-box>
        </draw:frame>
        <presentation:notes draw:style-name="dp2">
          <draw:page-thumbnail draw:layer="layout" svg:width="12.982cm" svg:height="9.737cm" svg:x="3.14cm" svg:y="1.905cm" draw:page-number="1"/>
          <draw:frame presentation:style-name="pr3" draw:text-style-name="P3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eladon_20_green_20_bullet_20_slide" presentation:presentation-page-layout-name="AL2T1">
        <office:forms form:automatic-focus="false" form:apply-design-mode="false"/>
        <draw:frame presentation:style-name="pr4" draw:layer="layout" svg:width="20cm" svg:height="2.747cm" svg:x="4.5cm" svg:y="1.168cm" presentation:class="title" presentation:user-transformed="true">
          <draw:text-box>
            <text:p>Topics</text:p>
          </draw:text-box>
        </draw:frame>
        <presentation:notes draw:style-name="dp2">
          <draw:page-thumbnail draw:style-name="gr1" draw:layer="layout" svg:width="12.982cm" svg:height="9.737cm" svg:x="3.14cm" svg:y="1.905cm" draw:page-number="2" presentation:class="page"/>
          <draw:frame presentation:style-name="pr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3" draw:style-name="dp1" draw:master-page-name="celadon_20_green_20_break_20_slide" presentation:presentation-page-layout-name="AL2T1">
        <office:forms form:automatic-focus="false" form:apply-design-mode="false"/>
        <draw:frame presentation:style-name="pr6" draw:layer="layout" svg:width="11.841cm" svg:height="9.715cm" svg:x="2.499cm" svg:y="3.784cm" presentation:class="title" presentation:user-transformed="true">
          <draw:text-box>
            <text:p><text:span text:style-name="T2">Event Report </text:span><text:span text:style-name="T2"><text:line-break/></text:span><text:span text:style-name="T2">Break Slide</text:span><text:span text:style-name="T2"><text:line-break/></text:span><text:span text:style-name="T2"><text:line-break/></text:span><text:span text:style-name="T3">Have a lot's of fun!</text:span></text:p>
          </draw:text-box>
        </draw:frame>
        <presentation:notes draw:style-name="dp2">
          <draw:page-thumbnail draw:style-name="gr1" draw:layer="layout" svg:width="12.982cm" svg:height="9.737cm" svg:x="3.14cm" svg:y="1.905cm" draw:page-number="3" presentation:class="page"/>
          <draw:frame presentation:style-name="pr7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4" draw:style-name="dp1" draw:master-page-name="celadon_20_gray_20_small_20_liste_20_" presentation:presentation-page-layout-name="AL2T1">
        <office:forms form:automatic-focus="false" form:apply-design-mode="false"/>
        <draw:frame presentation:style-name="pr8" draw:layer="layout" svg:width="21.335cm" svg:height="2.3cm" svg:x="2.8cm" svg:y="0.9cm" presentation:class="title" presentation:placeholder="true" presentation:user-transformed="true">
          <draw:text-box/>
        </draw:frame>
        <draw:frame presentation:style-name="pr9" draw:layer="layout" svg:width="8.745cm" svg:height="1.455cm" svg:x="3.459cm" svg:y="5.771cm" presentation:class="outline" presentation:user-transformed="true">
          <draw:text-box>
            <text:list text:style-name="L4"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4" presentation:class="page"/>
          <draw:frame presentation:style-name="pr10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5" draw:style-name="dp1" draw:master-page-name="celadon_20_green_20_bullet_20_slide" presentation:presentation-page-layout-name="AL2T1">
        <office:forms form:automatic-focus="false" form:apply-design-mode="false"/>
        <draw:frame presentation:style-name="pr11" draw:layer="layout" svg:width="20.129cm" svg:height="3.181cm" svg:x="4cm" svg:y="0.76cm" presentation:class="title" presentation:user-transformed="true">
          <draw:text-box>
            <text:p>Thanks</text:p>
          </draw:text-box>
        </draw:frame>
        <presentation:notes draw:style-name="dp2">
          <draw:page-thumbnail draw:style-name="gr1" draw:layer="layout" svg:width="12.982cm" svg:height="9.737cm" svg:x="3.14cm" svg:y="1.905cm" draw:page-number="5" presentation:class="page"/>
          <draw:frame presentation:style-name="pr12" draw:text-style-name="P4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6" draw:style-name="dp1" draw:master-page-name="Code-Bar-Celadon" presentation:presentation-page-layout-name="AL2T1">
        <office:forms form:automatic-focus="false" form:apply-design-mode="false"/>
        <draw:frame presentation:style-name="pr13" draw:layer="layout" svg:width="13cm" svg:height="4.345cm" svg:x="2cm" svg:y="13.828cm" presentation:class="title" presentation:user-transformed="true">
          <draw:text-box>
            <text:p>Your next Linux Distribution!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780000004B0BFA7E37D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family="FifthLeg" style:font-style-name="Regular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family="FifthLeg" style:font-style-name="Italic" style:font-pitch="variable" fo:font-size="18pt" fo:font-style="italic" fo:font-weight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family="FifthLeg" style:font-style-name="Bold Italic" style:font-pitch="variable"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Arial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Arial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Arial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pt" fo:country="BR" fo:font-style="italic" style:font-family-asian="Arial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Arial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celadon_20_green_20_bullet_20_slide-background" style:display-name="celadon green bullet slide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celadon_20_green_20_bullet_20_slide-backgroundobjects" style:display-name="celadon green bullet slide-backgroundobjects" style:family="presentation">
      <style:graphic-properties draw:shadow="hidden" draw:shadow-offset-x="0.3cm" draw:shadow-offset-y="0.3cm" draw:shadow-color="#808080"/>
    </style:style>
    <style:style style:name="celadon_20_green_20_bullet_20_slide-notes" style:display-name="celadon green bullet slide-notes" style:family="presentation">
      <style:graphic-properties draw:stroke="none" draw:fill="none">
        <text:list-style style:name="celadon_20_green_20_bullet_20_slide-notes" style:display-name="celadon green bullet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celadon_20_green_20_bullet_20_slide-outline1" style:display-name="celadon green bullet slide-outline1" style:family="presentation">
      <style:graphic-properties draw:stroke="none" draw:fill="none">
        <text:list-style style:name="celadon_20_green_20_bullet_20_slide-outline1" style:display-name="celadon green bullet slide-outline1">
          <text:list-level-style-number text:level="1" style:num-format="">
            <style:list-level-properties/>
            <style:text-properties fo:color="#000000" fo:font-size="45%"/>
          </text:list-level-style-number>
          <text:list-level-style-number text:level="2" style:num-format="">
            <style:list-level-properties text:space-before="1.27cm" text:min-label-width="0.458cm"/>
            <style:text-properties fo:color="#000000" fo:font-size="65%"/>
          </text:list-level-style-number>
          <text:list-level-style-number text:level="3" style:num-format="">
            <style:list-level-properties text:space-before="2.54cm" text:min-label-width="0.458cm"/>
            <style:text-properties fo:color="#000000" fo:font-size="65%"/>
          </text:list-level-style-number>
          <text:list-level-style-bullet text:level="4" text:bullet-char="–">
            <style:list-level-properties text:space-before="3.81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8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9900" style:text-outline="false" style:text-line-through-style="none" style:text-position="0% 100%" fo:font-family="'DejaVu Sans'" style:font-style-name="Book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2pt" style:font-style-asian="normal" style:font-weight-asian="normal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celadon_20_green_20_bullet_20_slide-outline2" style:display-name="celadon green bullet slide-outline2" style:family="presentation" style:parent-style-name="celadon_20_green_20_bullet_20_slide-outline1">
      <style:paragraph-properties fo:margin-left="0cm" fo:margin-right="0cm" fo:margin-top="0.12cm" fo:margin-bottom="0cm" fo:line-height="96%" fo:text-align="start" fo:text-indent="0cm" style:punctuation-wrap="hanging" style:line-break="strict">
        <style:tab-stops>
          <style:tab-stop style:position="0.37cm"/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ullet_20_slide-outline3" style:display-name="celadon green bullet slide-outline3" style:family="presentation" style:parent-style-name="celadon_20_green_20_bullet_20_slide-outline2">
      <style:paragraph-properties fo:margin-left="0cm" fo:margin-right="0cm" fo:margin-top="0.12cm" fo:margin-bottom="0cm" fo:line-height="96%" fo:text-align="start" fo:text-indent="0cm" style:punctuation-wrap="hanging" style:line-break="strict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ullet_20_slide-outline4" style:display-name="celadon green bullet slide-outline4" style:family="presentation" style:parent-style-name="celadon_20_green_20_bullet_20_slide-outline3">
      <style:paragraph-properties fo:margin-left="0cm" fo:margin-right="0cm" fo:margin-top="0.198cm" fo:margin-bottom="0cm" fo:line-height="96%" fo:text-align="start" fo:text-indent="0cm" style:punctuation-wrap="hanging" style:line-break="strict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 style:font-relief="none"/>
    </style:style>
    <style:style style:name="celadon_20_green_20_bullet_20_slide-outline5" style:display-name="celadon green bullet slide-outline5" style:family="presentation" style:parent-style-name="celadon_20_green_20_bullet_20_slide-outline4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outline6" style:display-name="celadon green bullet slide-outline6" style:family="presentation" style:parent-style-name="celadon_20_green_20_bullet_20_slide-outline5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outline7" style:display-name="celadon green bullet slide-outline7" style:family="presentation" style:parent-style-name="celadon_20_green_20_bullet_20_slide-outline6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outline8" style:display-name="celadon green bullet slide-outline8" style:family="presentation" style:parent-style-name="celadon_20_green_20_bullet_20_slide-outline7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outline9" style:display-name="celadon green bullet slide-outline9" style:family="presentation" style:parent-style-name="celadon_20_green_20_bullet_20_slide-outline8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subtitle" style:display-name="celadon green bullet slide-subtitle" style:family="presentation">
      <style:graphic-properties draw:stroke="none" draw:fill="none" draw:textarea-vertical-align="middle">
        <text:list-style style:name="celadon_20_green_20_bullet_20_slide-subtitle" style:display-name="celadon green bullet slide-sub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2.54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4pt" style:font-style-asian="normal" style:font-weight-asian="normal" style:font-family-complex="'Arial Unicode MS'" style:font-family-generic-complex="swiss" style:font-pitch-complex="variable" style:font-size-complex="14pt" style:font-style-complex="normal" style:font-weight-complex="normal" style:font-relief="none"/>
    </style:style>
    <style:style style:name="celadon_20_green_20_bullet_20_slide-title" style:display-name="celadon green bullet slide-title" style:family="presentation">
      <style:graphic-properties draw:stroke="none" draw:fill="none" draw:fill-image-width="0cm" draw:fill-image-height="0cm" draw:textarea-vertical-align="middle">
        <text:list-style style:name="celadon_20_green_20_bullet_20_slide-title" style:display-name="celadon green bullet slide-title">
          <text:list-level-style-bullet text:level="1" text:bullet-char="•">
            <style:list-level-properties/>
            <style:text-properties fo:font-family="'Trebuchet MS'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00" style:text-outline="false" style:text-line-through-style="none" style:text-position="0% 100%" fo:font-family="FifthLeg" style:font-style-name="Gras" style:font-pitch="variable" fo:font-size="44pt" fo:font-style="normal" fo:text-shadow="none" style:text-underline-style="none" fo:font-weight="bold" style:font-family-asian="'Arial Unicode MS'" style:font-family-generic-asian="swiss" style:font-pitch-asian="variable" style:font-size-asian="33pt" style:font-style-asian="normal" style:font-weight-asian="normal" style:font-family-complex="'Arial Unicode MS'" style:font-family-generic-complex="swiss" style:font-pitch-complex="variable" style:font-size-complex="33pt" style:font-style-complex="normal" style:font-weight-complex="normal" style:font-relief="none"/>
    </style:style>
    <style:style style:name="celadon_20_gray_20_bullet_20_slide-background" style:display-name="celadon gray bullet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eladon_20_gray_20_bullet_20_slide-backgroundobjects" style:display-name="celadon gray bullet 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eladon_20_gray_20_bullet_20_slide-notes" style:display-name="celadon gray bulle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ladon_20_gray_20_bullet_20_slide-outline1" style:display-name="celadon gray bullet slide-outline1" style:family="presentation">
      <style:graphic-properties draw:stroke="none" draw:fill="none" draw:auto-grow-height="false" draw:fit-to-size="shrink-to-fit">
        <text:list-style style:name="celadon_20_gray_20_bullet_20_slide-outline1" style:display-name="celadon gray bulle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ladon_20_gray_20_bullet_20_slide-outline2" style:display-name="celadon gray bullet slide-outline2" style:family="presentation" style:parent-style-name="celadon_20_gray_20_bullet_20_slide-outline1">
      <style:paragraph-properties fo:margin-top="0cm" fo:margin-bottom="0.4cm"/>
      <style:text-properties fo:font-size="28pt" style:font-size-asian="28pt" style:font-size-complex="28pt"/>
    </style:style>
    <style:style style:name="celadon_20_gray_20_bullet_20_slide-outline3" style:display-name="celadon gray bullet slide-outline3" style:family="presentation" style:parent-style-name="celadon_20_gray_20_bullet_20_slide-outline2">
      <style:paragraph-properties fo:margin-top="0cm" fo:margin-bottom="0.3cm"/>
      <style:text-properties fo:font-size="24pt" style:font-size-asian="24pt" style:font-size-complex="24pt"/>
    </style:style>
    <style:style style:name="celadon_20_gray_20_bullet_20_slide-outline4" style:display-name="celadon gray bullet slide-outline4" style:family="presentation" style:parent-style-name="celadon_20_gray_20_bullet_20_slide-outline3">
      <style:paragraph-properties fo:margin-top="0cm" fo:margin-bottom="0.2cm"/>
      <style:text-properties fo:font-size="20pt" style:font-size-asian="20pt" style:font-size-complex="20pt"/>
    </style:style>
    <style:style style:name="celadon_20_gray_20_bullet_20_slide-outline5" style:display-name="celadon gray bullet slide-outline5" style:family="presentation" style:parent-style-name="celadon_20_gray_20_bullet_20_slide-outline4">
      <style:paragraph-properties fo:margin-top="0cm" fo:margin-bottom="0.1cm"/>
      <style:text-properties fo:font-size="20pt" style:font-size-asian="20pt" style:font-size-complex="20pt"/>
    </style:style>
    <style:style style:name="celadon_20_gray_20_bullet_20_slide-outline6" style:display-name="celadon gray bullet slide-outline6" style:family="presentation" style:parent-style-name="celadon_20_gray_20_bullet_20_slide-outline5">
      <style:paragraph-properties fo:margin-top="0cm" fo:margin-bottom="0.1cm"/>
      <style:text-properties fo:font-size="20pt" style:font-size-asian="20pt" style:font-size-complex="20pt"/>
    </style:style>
    <style:style style:name="celadon_20_gray_20_bullet_20_slide-outline7" style:display-name="celadon gray bullet slide-outline7" style:family="presentation" style:parent-style-name="celadon_20_gray_20_bullet_20_slide-outline6">
      <style:paragraph-properties fo:margin-top="0cm" fo:margin-bottom="0.1cm"/>
      <style:text-properties fo:font-size="20pt" style:font-size-asian="20pt" style:font-size-complex="20pt"/>
    </style:style>
    <style:style style:name="celadon_20_gray_20_bullet_20_slide-outline8" style:display-name="celadon gray bullet slide-outline8" style:family="presentation" style:parent-style-name="celadon_20_gray_20_bullet_20_slide-outline7">
      <style:paragraph-properties fo:margin-top="0cm" fo:margin-bottom="0.1cm"/>
      <style:text-properties fo:font-size="20pt" style:font-size-asian="20pt" style:font-size-complex="20pt"/>
    </style:style>
    <style:style style:name="celadon_20_gray_20_bullet_20_slide-outline9" style:display-name="celadon gray bullet slide-outline9" style:family="presentation" style:parent-style-name="celadon_20_gray_20_bullet_20_slide-outline8">
      <style:paragraph-properties fo:margin-top="0cm" fo:margin-bottom="0.1cm"/>
      <style:text-properties fo:font-size="20pt" style:font-size-asian="20pt" style:font-size-complex="20pt"/>
    </style:style>
    <style:style style:name="celadon_20_gray_20_bullet_20_slide-subtitle" style:display-name="celadon gray bullet slide-subtitle" style:family="presentation">
      <style:graphic-properties draw:stroke="none" draw:fill="none" draw:textarea-vertical-align="middle">
        <text:list-style style:name="celadon_20_gray_20_bullet_20_slide-subtitle" style:display-name="celadon gray bulle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ladon_20_gray_20_bullet_20_slide-title" style:display-name="celadon gray bullet slide-title" style:family="presentation">
      <style:graphic-properties draw:stroke="none" draw:fill="none" draw:textarea-vertical-align="middle">
        <text:list-style style:name="celadon_20_gray_20_bullet_20_slide-title" style:display-name="celadon gray bulle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00" style:text-outline="false" style:text-line-through-style="none" fo:font-family="FifthLeg" style:font-style-name="Regular" style:font-pitch="variable" fo:font-size="40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ladon_20_gray_20_small_20_liste_20_-background" style:display-name="celadon gray small liste 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celadon_20_gray_20_small_20_liste_20_-backgroundobjects" style:display-name="celadon gray small liste -backgroundobjects" style:family="presentation">
      <style:graphic-properties draw:shadow="hidden" draw:shadow-offset-x="0.3cm" draw:shadow-offset-y="0.3cm" draw:shadow-color="#808080"/>
    </style:style>
    <style:style style:name="celadon_20_gray_20_small_20_liste_20_-notes" style:display-name="celadon gray small liste -notes" style:family="presentation">
      <style:graphic-properties draw:stroke="none" draw:fill="none">
        <text:list-style style:name="celadon_20_gray_20_small_20_liste_20_-notes" style:display-name="celadon gray small liste 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celadon_20_gray_20_small_20_liste_20_-outline1" style:display-name="celadon gray small liste -outline1" style:family="presentation">
      <style:graphic-properties draw:stroke="none" draw:fill="none">
        <text:list-style style:name="celadon_20_gray_20_small_20_liste_20_-outline1" style:display-name="celadon gray small liste -outline1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●">
            <style:list-level-properties text:space-before="0.254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1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FifthLeg" style:font-style-name="Gras" style:font-pitch="variable" fo:font-size="14pt" fo:font-style="normal" fo:text-shadow="none" style:text-underline-style="none" fo:font-weight="bold" style:font-family-asian="'Arial Unicode MS'" style:font-family-generic-asian="swiss" style:font-pitch-asian="variable" style:font-size-asian="22pt" style:font-style-asian="normal" style:font-weight-asian="normal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celadon_20_gray_20_small_20_liste_20_-outline2" style:display-name="celadon gray small liste -outline2" style:family="presentation" style:parent-style-name="celadon_20_gray_20_small_20_liste_20_-outline1">
      <style:paragraph-properties fo:margin-left="1.728cm" fo:margin-right="0cm" fo:margin-top="0.22cm" fo:margin-bottom="0cm" fo:line-height="96%" fo:text-align="start" fo:text-indent="0cm" style:punctuation-wrap="hanging" style:line-break="strict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color="#ffffff" style:text-line-through-style="none" style:text-position="0% 100%" fo:font-family="'DejaVu Sans'" style:font-style-name="ExtraLight" style:font-family-generic="swiss" style:font-pitch="variable" fo:font-size="14pt" fo:font-style="normal" fo:text-shadow="none" style:text-underline-style="none" fo:font-weight="150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ay_20_small_20_liste_20_-outline3" style:display-name="celadon gray small liste -outline3" style:family="presentation" style:parent-style-name="celadon_20_gray_20_small_20_liste_20_-outline2">
      <style:paragraph-properties fo:margin-left="2.998cm" fo:margin-right="0cm" fo:margin-top="0.22cm" fo:margin-bottom="0cm" fo:line-height="96%" fo:text-align="start" fo:text-indent="0cm" style:punctuation-wrap="hanging" style:line-break="strict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ay_20_small_20_liste_20_-outline4" style:display-name="celadon gray small liste -outline4" style:family="presentation" style:parent-style-name="celadon_20_gray_20_small_20_liste_20_-outline3">
      <style:paragraph-properties fo:margin-left="4.268cm" fo:margin-right="0cm" fo:margin-top="0.198cm" fo:margin-bottom="0cm" fo:line-height="96%" fo:text-align="start" fo:text-indent="0cm" style:punctuation-wrap="hanging" style:line-break="strict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 style:font-relief="none"/>
    </style:style>
    <style:style style:name="celadon_20_gray_20_small_20_liste_20_-outline5" style:display-name="celadon gray small liste -outline5" style:family="presentation" style:parent-style-name="celadon_20_gray_20_small_20_liste_20_-outline4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ay_20_small_20_liste_20_-outline6" style:display-name="celadon gray small liste -outline6" style:family="presentation" style:parent-style-name="celadon_20_gray_20_small_20_liste_20_-outline5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ay_20_small_20_liste_20_-outline7" style:display-name="celadon gray small liste -outline7" style:family="presentation" style:parent-style-name="celadon_20_gray_20_small_20_liste_20_-outline6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ay_20_small_20_liste_20_-outline8" style:display-name="celadon gray small liste -outline8" style:family="presentation" style:parent-style-name="celadon_20_gray_20_small_20_liste_20_-outline7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ay_20_small_20_liste_20_-outline9" style:display-name="celadon gray small liste -outline9" style:family="presentation" style:parent-style-name="celadon_20_gray_20_small_20_liste_20_-outline8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ay_20_small_20_liste_20_-subtitle" style:display-name="celadon gray small liste -subtitle" style:family="presentation">
      <style:graphic-properties draw:stroke="none" draw:fill="none" draw:textarea-vertical-align="middle">
        <text:list-style style:name="celadon_20_gray_20_small_20_liste_20_-subtitle" style:display-name="celadon gray small liste -sub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2.54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FifthLeg" style:font-style-name="Normal" style:font-pitch="variable" fo:font-size="14pt" fo:font-style="normal" fo:text-shadow="none" style:text-underline-style="none" fo:font-weight="bold" style:font-family-asian="'Arial Unicode MS'" style:font-family-generic-asian="swiss" style:font-pitch-asian="variable" style:font-size-asian="14pt" style:font-style-asian="normal" style:font-weight-asian="normal" style:font-family-complex="'Arial Unicode MS'" style:font-family-generic-complex="swiss" style:font-pitch-complex="variable" style:font-size-complex="14pt" style:font-style-complex="normal" style:font-weight-complex="normal" style:font-relief="none"/>
    </style:style>
    <style:style style:name="celadon_20_gray_20_small_20_liste_20_-title" style:display-name="celadon gray small liste -title" style:family="presentation">
      <style:graphic-properties draw:stroke="none" draw:fill="none" draw:textarea-vertical-align="middle">
        <text:list-style style:name="celadon_20_gray_20_small_20_liste_20_-title" style:display-name="celadon gray small liste -title">
          <text:list-level-style-bullet text:level="1" text:bullet-char="•">
            <style:list-level-properties/>
            <style:text-properties fo:font-family="'Trebuchet MS'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FifthLeg" style:font-style-name="Norm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3pt" style:font-style-asian="normal" style:font-weight-asian="normal" style:font-family-complex="'Arial Unicode MS'" style:font-family-generic-complex="swiss" style:font-pitch-complex="variable" style:font-size-complex="33pt" style:font-style-complex="normal" style:font-weight-complex="normal" style:font-relief="embossed"/>
    </style:style>
    <style:style style:name="celadon_20_green_20_break_20_slide-background" style:display-name="celadon green break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eladon_20_green_20_break_20_slide-backgroundobjects" style:display-name="celadon green break slide-backgroundobjects" style:family="presentation">
      <style:graphic-properties draw:shadow="hidden" draw:shadow-offset-x="0.3cm" draw:shadow-offset-y="0.3cm" draw:shadow-color="#808080"/>
    </style:style>
    <style:style style:name="celadon_20_green_20_break_20_slide-notes" style:display-name="celadon green break slide-notes" style:family="presentation">
      <style:graphic-properties draw:stroke="none" draw:fill="none">
        <text:list-style style:name="celadon_20_green_20_break_20_slide-notes" style:display-name="celadon green break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celadon_20_green_20_break_20_slide-outline1" style:display-name="celadon green break slide-outline1" style:family="presentation">
      <style:graphic-properties draw:stroke="none" svg:stroke-color="#ffffff" draw:fill="none">
        <text:list-style style:name="celadon_20_green_20_break_20_slide-outline1" style:display-name="celadon green break slid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7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6pt" fo:font-style="normal" fo:text-shadow="1pt 1pt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celadon_20_green_20_break_20_slide-outline2" style:display-name="celadon green break slide-outline2" style:family="presentation" style:parent-style-name="celadon_20_green_20_break_20_slide-outline1">
      <style:paragraph-properties fo:margin-left="2.059cm" fo:margin-right="0cm" fo:margin-top="0.246cm" fo:margin-bottom="0cm" fo:line-height="107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 style:font-relief="none"/>
    </style:style>
    <style:style style:name="celadon_20_green_20_break_20_slide-outline3" style:display-name="celadon green break slide-outline3" style:family="presentation" style:parent-style-name="celadon_20_green_20_break_20_slide-outline2">
      <style:paragraph-properties fo:margin-left="3.175cm" fo:margin-right="0cm" fo:margin-top="0.211cm" fo:margin-bottom="0cm" fo:line-height="107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 style:font-relief="none"/>
    </style:style>
    <style:style style:name="celadon_20_green_20_break_20_slide-outline4" style:display-name="celadon green break slide-outline4" style:family="presentation" style:parent-style-name="celadon_20_green_20_break_20_slide-outline3">
      <style:paragraph-properties fo:margin-left="4.445cm" fo:margin-right="0cm" fo:margin-top="0.176cm" fo:margin-bottom="0cm" fo:line-height="107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5" style:display-name="celadon green break slide-outline5" style:family="presentation" style:parent-style-name="celadon_20_green_20_break_20_slide-outline4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6" style:display-name="celadon green break slide-outline6" style:family="presentation" style:parent-style-name="celadon_20_green_20_break_20_slide-outline5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7" style:display-name="celadon green break slide-outline7" style:family="presentation" style:parent-style-name="celadon_20_green_20_break_20_slide-outline6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8" style:display-name="celadon green break slide-outline8" style:family="presentation" style:parent-style-name="celadon_20_green_20_break_20_slide-outline7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9" style:display-name="celadon green break slide-outline9" style:family="presentation" style:parent-style-name="celadon_20_green_20_break_20_slide-outline8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subtitle" style:display-name="celadon green break slide-subtitle" style:family="presentation">
      <style:graphic-properties draw:stroke="none" draw:fill="none" draw:fill-gradient-name="Radial_20_green_2f_black" draw:gradient-step-count="9" draw:fill-image-width="0cm" draw:fill-image-height="0cm" draw:textarea-vertical-align="middle">
        <text:list-style style:name="celadon_20_green_20_break_20_slide-subtitle" style:display-name="celadon green break slid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celadon_20_green_20_break_20_slide-title" style:display-name="celadon green break slide-title" style:family="presentation">
      <style:graphic-properties draw:stroke="none" draw:fill="none" draw:textarea-vertical-align="middle">
        <text:list-style style:name="celadon_20_green_20_break_20_slide-title" style:display-name="celadon green break slide-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FifthLeg" style:font-style-name="Normal" style:font-pitch="variable" fo:font-size="36pt" fo:font-style="normal" fo:text-shadow="1pt 1pt" style:text-underline-style="none" fo:font-weight="normal" style:font-family-asian="'Arial Unicode MS'" style:font-family-generic-asian="swiss" style:font-pitch-asian="variable" style:font-size-asian="36pt" style:font-style-asian="normal" style:font-weight-asian="normal" style:font-family-complex="'Arial Unicode MS'" style:font-family-generic-complex="swiss" style:font-pitch-complex="variable" style:font-size-complex="36pt" style:font-style-complex="normal" style:font-weight-complex="normal" style:font-relief="embossed"/>
    </style:style>
    <style:style style:name="celadon_20_gray_20_break_20_slide-background" style:display-name="celadon gray break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eladon_20_gray_20_break_20_slide-backgroundobjects" style:display-name="celadon gray break 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eladon_20_gray_20_break_20_slide-notes" style:display-name="celadon gray brea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ladon_20_gray_20_break_20_slide-outline1" style:display-name="celadon gray break slide-outline1" style:family="presentation">
      <style:graphic-properties draw:stroke="none" draw:fill="none" draw:auto-grow-height="false" draw:fit-to-size="shrink-to-fit">
        <text:list-style style:name="celadon_20_gray_20_break_20_slide-outline1" style:display-name="celadon gray brea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ladon_20_gray_20_break_20_slide-outline2" style:display-name="celadon gray break slide-outline2" style:family="presentation" style:parent-style-name="celadon_20_gray_20_break_20_slide-outline1">
      <style:paragraph-properties fo:margin-top="0cm" fo:margin-bottom="0.4cm"/>
      <style:text-properties fo:font-size="28pt" style:font-size-asian="28pt" style:font-size-complex="28pt"/>
    </style:style>
    <style:style style:name="celadon_20_gray_20_break_20_slide-outline3" style:display-name="celadon gray break slide-outline3" style:family="presentation" style:parent-style-name="celadon_20_gray_20_break_20_slide-outline2">
      <style:paragraph-properties fo:margin-top="0cm" fo:margin-bottom="0.3cm"/>
      <style:text-properties fo:font-size="24pt" style:font-size-asian="24pt" style:font-size-complex="24pt"/>
    </style:style>
    <style:style style:name="celadon_20_gray_20_break_20_slide-outline4" style:display-name="celadon gray break slide-outline4" style:family="presentation" style:parent-style-name="celadon_20_gray_20_break_20_slide-outline3">
      <style:paragraph-properties fo:margin-top="0cm" fo:margin-bottom="0.2cm"/>
      <style:text-properties fo:font-size="20pt" style:font-size-asian="20pt" style:font-size-complex="20pt"/>
    </style:style>
    <style:style style:name="celadon_20_gray_20_break_20_slide-outline5" style:display-name="celadon gray break slide-outline5" style:family="presentation" style:parent-style-name="celadon_20_gray_20_break_20_slide-outline4">
      <style:paragraph-properties fo:margin-top="0cm" fo:margin-bottom="0.1cm"/>
      <style:text-properties fo:font-size="20pt" style:font-size-asian="20pt" style:font-size-complex="20pt"/>
    </style:style>
    <style:style style:name="celadon_20_gray_20_break_20_slide-outline6" style:display-name="celadon gray break slide-outline6" style:family="presentation" style:parent-style-name="celadon_20_gray_20_break_20_slide-outline5">
      <style:paragraph-properties fo:margin-top="0cm" fo:margin-bottom="0.1cm"/>
      <style:text-properties fo:font-size="20pt" style:font-size-asian="20pt" style:font-size-complex="20pt"/>
    </style:style>
    <style:style style:name="celadon_20_gray_20_break_20_slide-outline7" style:display-name="celadon gray break slide-outline7" style:family="presentation" style:parent-style-name="celadon_20_gray_20_break_20_slide-outline6">
      <style:paragraph-properties fo:margin-left="0cm" fo:margin-right="0cm" fo:margin-top="0cm" fo:margin-bottom="0.1cm" fo:text-indent="0cm"/>
      <style:text-properties fo:font-family="'DejaVu Sans Condensed'" style:font-style-name="Condensed" style:font-family-generic="swiss" style:font-pitch="variable" fo:font-size="20pt" style:font-size-asian="20pt" style:font-size-complex="20pt"/>
    </style:style>
    <style:style style:name="celadon_20_gray_20_break_20_slide-outline8" style:display-name="celadon gray break slide-outline8" style:family="presentation" style:parent-style-name="celadon_20_gray_20_break_20_slide-outline7">
      <style:paragraph-properties fo:margin-left="0cm" fo:margin-right="0cm" fo:margin-top="0cm" fo:margin-bottom="0.1cm" fo:text-indent="0cm"/>
      <style:text-properties fo:font-family="'DejaVu Sans Condensed'" style:font-style-name="Condensed" style:font-family-generic="swiss" style:font-pitch="variable" fo:font-size="20pt" style:font-size-asian="20pt" style:font-size-complex="20pt"/>
    </style:style>
    <style:style style:name="celadon_20_gray_20_break_20_slide-outline9" style:display-name="celadon gray break slide-outline9" style:family="presentation" style:parent-style-name="celadon_20_gray_20_break_20_slide-outline8">
      <style:paragraph-properties fo:margin-left="0cm" fo:margin-right="0cm" fo:margin-top="0cm" fo:margin-bottom="0.1cm" fo:text-indent="0cm"/>
      <style:text-properties fo:font-family="'DejaVu Sans Condensed'" style:font-style-name="Condensed" style:font-family-generic="swiss" style:font-pitch="variable" fo:font-size="20pt" style:font-size-asian="20pt" style:font-size-complex="20pt"/>
    </style:style>
    <style:style style:name="celadon_20_gray_20_break_20_slide-subtitle" style:display-name="celadon gray break slide-subtitle" style:family="presentation">
      <style:graphic-properties draw:stroke="none" draw:fill="none" draw:textarea-vertical-align="middle">
        <text:list-style style:name="celadon_20_gray_20_break_20_slide-subtitle" style:display-name="celadon gray brea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ladon_20_gray_20_break_20_slide-title" style:display-name="celadon gray break slide-title" style:family="presentation">
      <style:graphic-properties draw:stroke="none" draw:fill="none" draw:textarea-vertical-align="middle">
        <text:list-style style:name="celadon_20_gray_20_break_20_slide-title" style:display-name="celadon gray brea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ifthLeg" style:font-style-name="Regular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de-Bar-Celadon-background" style:family="presentation">
      <style:graphic-properties draw:stroke="none" draw:fill="none"/>
      <style:text-properties style:letter-kerning="true"/>
    </style:style>
    <style:style style:name="Code-Bar-Celad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de-Bar-Celad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-Bar-Celadon-outline1" style:family="presentation">
      <style:graphic-properties draw:stroke="none" draw:fill="none" draw:auto-grow-height="false" draw:fit-to-size="shrink-to-fit">
        <text:list-style style:name="Code-Bar-Celad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Bar-Celadon-outline2" style:family="presentation" style:parent-style-name="Code-Bar-Celadon-outline1">
      <style:paragraph-properties fo:margin-top="0cm" fo:margin-bottom="0.4cm"/>
      <style:text-properties fo:font-size="28pt" style:font-size-asian="28pt" style:font-size-complex="28pt"/>
    </style:style>
    <style:style style:name="Code-Bar-Celadon-outline3" style:family="presentation" style:parent-style-name="Code-Bar-Celadon-outline2">
      <style:paragraph-properties fo:margin-top="0cm" fo:margin-bottom="0.3cm"/>
      <style:text-properties fo:font-size="24pt" style:font-size-asian="24pt" style:font-size-complex="24pt"/>
    </style:style>
    <style:style style:name="Code-Bar-Celadon-outline4" style:family="presentation" style:parent-style-name="Code-Bar-Celadon-outline3">
      <style:paragraph-properties fo:margin-top="0cm" fo:margin-bottom="0.2cm"/>
      <style:text-properties fo:font-size="20pt" style:font-size-asian="20pt" style:font-size-complex="20pt"/>
    </style:style>
    <style:style style:name="Code-Bar-Celadon-outline5" style:family="presentation" style:parent-style-name="Code-Bar-Celadon-outline4">
      <style:paragraph-properties fo:margin-top="0cm" fo:margin-bottom="0.1cm"/>
      <style:text-properties fo:font-size="20pt" style:font-size-asian="20pt" style:font-size-complex="20pt"/>
    </style:style>
    <style:style style:name="Code-Bar-Celadon-outline6" style:family="presentation" style:parent-style-name="Code-Bar-Celadon-outline5">
      <style:paragraph-properties fo:margin-top="0cm" fo:margin-bottom="0.1cm"/>
      <style:text-properties fo:font-size="20pt" style:font-size-asian="20pt" style:font-size-complex="20pt"/>
    </style:style>
    <style:style style:name="Code-Bar-Celadon-outline7" style:family="presentation" style:parent-style-name="Code-Bar-Celadon-outline6">
      <style:paragraph-properties fo:margin-top="0cm" fo:margin-bottom="0.1cm"/>
      <style:text-properties fo:font-size="20pt" style:font-size-asian="20pt" style:font-size-complex="20pt"/>
    </style:style>
    <style:style style:name="Code-Bar-Celadon-outline8" style:family="presentation" style:parent-style-name="Code-Bar-Celadon-outline7">
      <style:paragraph-properties fo:margin-top="0cm" fo:margin-bottom="0.1cm"/>
      <style:text-properties fo:font-size="20pt" style:font-size-asian="20pt" style:font-size-complex="20pt"/>
    </style:style>
    <style:style style:name="Code-Bar-Celadon-outline9" style:family="presentation" style:parent-style-name="Code-Bar-Celadon-outline8">
      <style:paragraph-properties fo:margin-top="0cm" fo:margin-bottom="0.1cm"/>
      <style:text-properties fo:font-size="20pt" style:font-size-asian="20pt" style:font-size-complex="20pt"/>
    </style:style>
    <style:style style:name="Code-Bar-Celadon-subtitle" style:family="presentation">
      <style:graphic-properties draw:stroke="none" draw:fill="none" draw:textarea-vertical-align="middle">
        <text:list-style style:name="Code-Bar-Celad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Bar-Celadon-title" style:family="presentation">
      <style:graphic-properties draw:stroke="none" draw:fill="none" draw:textarea-vertical-align="middle">
        <text:list-style style:name="Code-Bar-Celad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FifthLeg" style:font-style-name="Regular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celadon_20_gray_20_-background" style:display-name="celadon gray -background" style:family="presentation">
      <style:graphic-properties draw:stroke="none" draw:fill="bitmap" draw:fill-image-name="background" style:repeat="stretch"/>
      <style:text-properties style:letter-kerning="true"/>
    </style:style>
    <style:style style:name="celadon_20_gray_20_-backgroundobjects" style:display-name="celadon gray 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eladon_20_gray_20_-notes" style:display-name="celadon gray 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ladon_20_gray_20_-outline1" style:display-name="celadon gray -outline1" style:family="presentation">
      <style:graphic-properties draw:stroke="none" draw:fill="none" draw:auto-grow-height="false" draw:fit-to-size="shrink-to-fit">
        <text:list-style style:name="celadon_20_gray_20_-outline1" style:display-name="celadon gray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ladon_20_gray_20_-outline2" style:display-name="celadon gray -outline2" style:family="presentation" style:parent-style-name="celadon_20_gray_20_-outline1">
      <style:paragraph-properties fo:margin-top="0cm" fo:margin-bottom="0.4cm"/>
      <style:text-properties fo:font-size="28pt" style:font-size-asian="28pt" style:font-size-complex="28pt"/>
    </style:style>
    <style:style style:name="celadon_20_gray_20_-outline3" style:display-name="celadon gray -outline3" style:family="presentation" style:parent-style-name="celadon_20_gray_20_-outline2">
      <style:paragraph-properties fo:margin-top="0cm" fo:margin-bottom="0.3cm"/>
      <style:text-properties fo:font-size="24pt" style:font-size-asian="24pt" style:font-size-complex="24pt"/>
    </style:style>
    <style:style style:name="celadon_20_gray_20_-outline4" style:display-name="celadon gray -outline4" style:family="presentation" style:parent-style-name="celadon_20_gray_20_-outline3">
      <style:paragraph-properties fo:margin-top="0cm" fo:margin-bottom="0.2cm"/>
      <style:text-properties fo:font-size="20pt" style:font-size-asian="20pt" style:font-size-complex="20pt"/>
    </style:style>
    <style:style style:name="celadon_20_gray_20_-outline5" style:display-name="celadon gray -outline5" style:family="presentation" style:parent-style-name="celadon_20_gray_20_-outline4">
      <style:paragraph-properties fo:margin-top="0cm" fo:margin-bottom="0.1cm"/>
      <style:text-properties fo:font-size="20pt" style:font-size-asian="20pt" style:font-size-complex="20pt"/>
    </style:style>
    <style:style style:name="celadon_20_gray_20_-outline6" style:display-name="celadon gray -outline6" style:family="presentation" style:parent-style-name="celadon_20_gray_20_-outline5">
      <style:paragraph-properties fo:margin-top="0cm" fo:margin-bottom="0.1cm"/>
      <style:text-properties fo:font-size="20pt" style:font-size-asian="20pt" style:font-size-complex="20pt"/>
    </style:style>
    <style:style style:name="celadon_20_gray_20_-outline7" style:display-name="celadon gray -outline7" style:family="presentation" style:parent-style-name="celadon_20_gray_20_-outline6">
      <style:paragraph-properties fo:margin-top="0cm" fo:margin-bottom="0.1cm"/>
      <style:text-properties fo:font-size="20pt" style:font-size-asian="20pt" style:font-size-complex="20pt"/>
    </style:style>
    <style:style style:name="celadon_20_gray_20_-outline8" style:display-name="celadon gray -outline8" style:family="presentation" style:parent-style-name="celadon_20_gray_20_-outline7">
      <style:paragraph-properties fo:margin-top="0cm" fo:margin-bottom="0.1cm"/>
      <style:text-properties fo:font-size="20pt" style:font-size-asian="20pt" style:font-size-complex="20pt"/>
    </style:style>
    <style:style style:name="celadon_20_gray_20_-outline9" style:display-name="celadon gray -outline9" style:family="presentation" style:parent-style-name="celadon_20_gray_20_-outline8">
      <style:paragraph-properties fo:margin-top="0cm" fo:margin-bottom="0.1cm"/>
      <style:text-properties fo:font-size="20pt" style:font-size-asian="20pt" style:font-size-complex="20pt"/>
    </style:style>
    <style:style style:name="celadon_20_gray_20_-subtitle" style:display-name="celadon gray -subtitle" style:family="presentation">
      <style:graphic-properties draw:stroke="none" draw:fill="none" draw:textarea-vertical-align="middle">
        <text:list-style style:name="celadon_20_gray_20_-subtitle" style:display-name="celadon gray 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ladon_20_gray_20_-title" style:display-name="celadon gray -title" style:family="presentation">
      <style:graphic-properties draw:stroke="none" draw:fill="none" draw:textarea-vertical-align="middle">
        <text:list-style style:name="celadon_20_gray_20_-title" style:display-name="celadon gray 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398cm" fo:min-width="0cm" fo:padding-top="0.13cm" fo:padding-bottom="0.13cm" fo:padding-left="0.25cm" fo:padding-right="0.25cm" draw:shadow="hidden"/>
    </style:style>
    <style:style style:name="Mgr2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false" fo:min-height="0.613cm" fo:min-width="0cm" fo:padding-top="0.13cm" fo:padding-bottom="0.13cm" fo:padding-left="0.25cm" fo:padding-right="0.25cm" draw:shadow="hidden"/>
    </style:style>
    <style:style style:name="Mgr4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gr6" style:family="graphic" style:parent-style-name="standard">
      <style:graphic-properties draw:stroke="solid" svg:stroke-width="0.026cm" svg:stroke-color="#babdb6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Mgr7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height="false" fo:min-height="1.314cm"/>
    </style:style>
    <style:style style:name="Mpr1" style:family="presentation" style:parent-style-name="celadon_20_gray_20_bullet_20_slide-backgroundobjects">
      <style:graphic-properties draw:stroke="none" draw:fill="none" draw:fill-color="#ffffff" draw:auto-grow-height="false" fo:min-height="1.001cm"/>
    </style:style>
    <style:style style:name="Mpr2" style:family="presentation" style:parent-style-name="celadon_20_gray_20_bullet_20_slide-backgroundobjects">
      <style:graphic-properties draw:stroke="none" draw:fill="none" draw:fill-color="#ffffff" draw:auto-grow-height="false" fo:min-height="0.647cm"/>
    </style:style>
    <style:style style:name="Mpr3" style:family="presentation" style:parent-style-name="celadon_20_gray_20_bullet_20_slide-backgroundobjects">
      <style:graphic-properties draw:stroke="none" draw:fill="none" draw:fill-color="#ffffff" draw:auto-grow-height="false" fo:min-height="0.747cm"/>
    </style:style>
    <style:style style:name="Mpr4" style:family="presentation" style:parent-style-name="celadon_20_gray_20_bullet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celadon_20_gray_20_bullet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eladon_20_gray_20_small_20_liste_20_-title">
      <style:graphic-properties draw:fill-color="#ffffff" draw:auto-grow-height="false" fo:min-height="3.181cm"/>
    </style:style>
    <style:style style:name="Mpr7" style:family="presentation" style:parent-style-name="celadon_20_gray_20_small_20_liste_20_-outline1">
      <style:graphic-properties draw:fill-color="#ffffff" draw:auto-grow-height="false" fo:min-height="12.001cm"/>
    </style:style>
    <style:style style:name="Mpr8" style:family="presentation" style:parent-style-name="celadon_20_green_20_break_20_slide-title">
      <style:graphic-properties draw:auto-grow-height="false" fo:min-height="3.181cm"/>
    </style:style>
    <style:style style:name="Mpr9" style:family="presentation" style:parent-style-name="celadon_20_green_20_break_20_slide-outline1">
      <style:graphic-properties draw:fill-color="#ffffff" draw:auto-grow-height="false" fo:min-height="12.001cm"/>
    </style:style>
    <style:style style:name="Mpr10" style:family="presentation" style:parent-style-name="celadon_20_gray_20_break_20_slide-backgroundobjects">
      <style:graphic-properties draw:stroke="none" draw:fill="none" draw:fill-color="#ffffff" draw:auto-grow-height="false" fo:min-height="1.314cm"/>
    </style:style>
    <style:style style:name="Mpr11" style:family="presentation" style:parent-style-name="celadon_20_gray_20_break_20_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celadon_20_gray_20_break_20_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Code-Bar-Celadon-backgroundobjects">
      <style:graphic-properties draw:stroke="none" draw:fill="none" draw:fill-color="#ffffff" draw:auto-grow-height="false" fo:min-height="1.314cm"/>
    </style:style>
    <style:style style:name="Mpr14" style:family="presentation" style:parent-style-name="Code-Bar-Celadon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ode-Bar-Celadon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celadon_20_gray_20_-backgroundobjects">
      <style:graphic-properties draw:stroke="none" draw:fill="none" draw:fill-color="#ffffff" draw:auto-grow-height="false" fo:min-height="1.314cm"/>
    </style:style>
    <style:style style:name="Mpr17" style:family="presentation" style:parent-style-name="celadon_20_gray_20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celadon_20_gray_20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line-height="100%" fo:text-indent="0cm" style:punctuation-wrap="hanging" style:line-break="strict"/>
    </style:style>
    <style:style style:name="MP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24pt"/>
    </style:style>
    <style:style style:name="MP3" style:family="paragraph">
      <style:paragraph-properties fo:text-align="center"/>
      <style:text-properties fo:font-size="24pt"/>
    </style:style>
    <style:style style:name="MP4" style:family="paragraph">
      <style:paragraph-properties fo:margin-left="0cm" fo:margin-right="0cm" fo:line-height="96%" fo:text-align="end" fo:text-indent="0cm" style:punctuation-wrap="hanging" style:line-break="strict"/>
    </style:style>
    <style:style style:name="MP5" style:family="paragraph">
      <style:paragraph-properties fo:margin-left="0cm" fo:margin-right="0cm" fo:line-height="96%" fo:text-align="end" fo:text-indent="0cm" style:punctuation-wrap="hanging" style:line-break="strict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.712cm" fo:margin-right="0cm" fo:margin-top="0.22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hyphenate="false"/>
    </style:style>
    <style:style style:name="MP12" style:family="paragraph">
      <style:paragraph-properties fo:margin-left="0.712cm" fo:margin-right="0cm" fo:margin-top="0.22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hyphenate="false"/>
    </style:style>
    <style:style style:name="MP13" style:family="paragraph">
      <style:paragraph-properties fo:margin-left="0.712cm" fo:margin-right="0cm" fo:margin-top="0.198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hyphenate="false"/>
    </style:style>
    <style:style style:name="MP14" style:family="paragraph">
      <style:paragraph-properties fo:margin-left="0.712cm" fo:margin-right="0cm" fo:margin-top="0.176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hyphenate="false"/>
    </style:style>
    <style:style style:name="MP15" style:family="paragraph">
      <style:paragraph-properties fo:margin-left="0.854cm" fo:margin-right="0cm" fo:margin-top="0.176cm" fo:margin-bottom="0cm" fo:line-height="96%" fo:text-align="start" fo:text-indent="-0.6cm" style:text-autospace="ideograph-alpha" style:punctuation-wrap="hanging" style:line-break="strict" style:writing-mode="lr-tb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hyphenate="false"/>
    </style:style>
    <style:style style:name="MP16" style:family="paragraph">
      <style:paragraph-properties fo:margin-left="1.2cm" fo:margin-right="0cm" fo:text-indent="-0.9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fo:margin-left="2.059cm" fo:margin-right="0cm" fo:margin-top="0.246cm" fo:margin-bottom="0cm" fo:line-height="107%" fo:text-align="start" fo:text-indent="-0.789cm" style:text-autospace="ideograph-alpha" style:punctuation-wrap="hanging" style:line-break="strict" style:writing-mode="lr-tb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hyphenate="false"/>
    </style:style>
    <style:style style:name="MP19" style:family="paragraph">
      <style:paragraph-properties fo:margin-left="3.175cm" fo:margin-right="0cm" fo:margin-top="0.211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hyphenate="false"/>
    </style:style>
    <style:style style:name="MP20" style:family="paragraph">
      <style:paragraph-properties fo:margin-left="4.445cm" fo:margin-right="0cm" fo:margin-top="0.176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hyphenate="false"/>
    </style:style>
    <style:style style:name="MP21" style:family="paragraph">
      <style:paragraph-properties fo:margin-left="5.715cm" fo:margin-right="0cm" fo:margin-top="0.176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hyphenate="false"/>
    </style:style>
    <style:style style:name="MP22" style:family="paragraph">
      <style:paragraph-properties fo:margin-left="5.4cm" fo:margin-right="0cm" fo:margin-top="0.176cm" fo:margin-bottom="0cm" fo:line-height="107%" fo:text-align="start" fo:text-indent="-0.6cm" style:text-autospace="ideograph-alpha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hyphenate="false"/>
    </style:style>
    <style:style style:name="MT1" style:family="text">
      <style:text-properties fo:color="#6b6c69" fo:font-family="Arial" style:font-pitch="variable" fo:font-size="9pt" style:font-size-asian="9pt" style:font-size-complex="9pt"/>
    </style:style>
    <style:style style:name="MT2" style:family="text">
      <style:text-properties style:text-position="1% 58%" fo:font-family="'Trebuchet MS'" style:font-family-generic="swiss" style:font-pitch="variable" fo:font-size="13pt" fo:font-weight="bold" style:font-size-asian="13pt" style:font-size-complex="13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color="#ffffff" style:text-outline="false" style:text-line-through-style="none" style:text-position="0% 100%" fo:font-family="'Trebuchet MS'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0pt" style:language-asian="en" style:country-asian="US" style:font-style-asian="normal" style:font-weight-asian="normal" style:font-family-complex="'Arial Unicode MS'" style:font-family-generic-complex="swis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style:text-outline="false" style:text-line-through-style="none" style:text-position="0% 100%" fo:font-family="'Trebuchet MS'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18pt" style:language-asian="en" style:country-asian="US" style:font-style-asian="normal" style:font-weight-asian="normal" style:font-family-complex="'Arial Unicode MS'" style:font-family-generic-complex="swiss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ffffff" style:text-outline="false" style:text-line-through-style="none" style:text-position="0% 100%" fo:font-family="'Trebuchet MS'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16pt" style:language-asian="en" style:country-asian="US" style:font-style-asian="normal" style:font-weight-asian="normal" style:font-family-complex="'Arial Unicode MS'" style:font-family-generic-complex="swiss" style:font-pitch-complex="variable" style:font-size-complex="1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8pt" style:language-asian="en" style:country-asian="US" style:font-style-asian="normal" style:font-weight-asian="normal" style:font-family-complex="'Arial Unicode MS'" style:font-family-generic-complex="swiss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4pt" style:language-asian="en" style:country-asian="US" style:font-style-asian="normal" style:font-weight-asian="normal" style:font-family-complex="'Arial Unicode MS'" style:font-family-generic-complex="swiss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0pt" style:language-asian="en" style:country-asian="US" style:font-style-asian="normal" style:font-weight-asian="normal" style:font-family-complex="'Arial Unicode MS'" style:font-family-generic-complex="swis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rebuchet MS'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3" text:bullet-char="–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4" text:bullet-char="–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5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6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7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8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9" text:bullet-char="●">
        <style:list-level-properties text:space-before="0.25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5">
      <draw:page-thumbnail draw:layer="backgroundobjects" svg:width="11.618cm" svg:height="8.215cm" svg:x="1.425cm" svg:y="2.079cm"/>
      <draw:page-thumbnail draw:layer="backgroundobjects" svg:width="11.618cm" svg:height="8.215cm" svg:x="1.425cm" svg:y="11.295cm"/>
      <draw:page-thumbnail draw:layer="backgroundobjects" svg:width="11.618cm" svg:height="8.215cm" svg:x="14.895cm" svg:y="2.079cm"/>
      <draw:page-thumbnail draw:layer="backgroundobjects" svg:width="11.618cm" svg:height="8.215cm" svg:x="14.895cm" svg:y="11.295cm"/>
    </style:handout-master>
    <style:master-page style:name="celadon_20_green_20_bullet_20_slide" style:display-name="celadon green bullet slide" style:page-layout-name="PM1" draw:style-name="Mdp1">
      <office:forms form:automatic-focus="false" form:apply-design-mode="false"/>
      <draw:frame draw:style-name="Mgr1" draw:text-style-name="MP2" draw:layer="backgroundobjects" svg:width="14.769cm" svg:height="0.658cm" svg:x="3.132cm" svg:y="17.725cm">
        <draw:text-box>
          <text:p text:style-name="MP1"><text:span text:style-name="MT1">© </text:span><text:span text:style-name="MT1"><text:date style:data-style-name="D1" text:date-value="2011-02-23">2/23/11</text:date></text:span><text:span text:style-name="MT1"> Novell Inc / </text:span><text:span text:style-name="MT1"><text:author-name text:fixed="false">Bruno Friedmann</text:author-name></text:span></text:p>
        </draw:text-box>
      </draw:frame>
      <draw:line draw:style-name="Mgr2" draw:text-style-name="MP3" draw:layer="backgroundobjects" svg:x1="4.254cm" svg:y1="4.012cm" svg:x2="25.421cm" svg:y2="4.016cm">
        <text:p/>
      </draw:line>
      <draw:frame draw:style-name="Mgr3" draw:text-style-name="MP5" draw:layer="backgroundobjects" svg:width="1.059cm" svg:height="0.873cm" svg:x="1.067cm" svg:y="17.526cm">
        <draw:text-box>
          <text:p text:style-name="MP4"><text:span text:style-name="MT2"><text:page-number>&lt;numéro&gt;</text:page-number></text:span></text:p>
        </draw:text-box>
      </draw:frame>
      <draw:frame presentation:style-name="celadon_20_green_20_bullet_20_slide-title" draw:layer="backgroundobjects" svg:width="23.636cm" svg:height="2.747cm" svg:x="0.864cm" svg:y="1.168cm" presentation:class="title" presentation:placeholder="true">
        <draw:text-box/>
      </draw:frame>
      <draw:frame presentation:style-name="celadon_20_green_20_bullet_20_slide-outline1" draw:layer="backgroundobjects" svg:width="20.347cm" svg:height="12.573cm" svg:x="0.864cm" svg:y="4.521cm" presentation:class="outline" presentation:placeholder="true">
        <draw:text-box/>
      </draw:frame>
      <presentation:notes style:page-layout-name="PM2">
        <draw:rect draw:style-name="Mgr4" draw:text-style-name="MP6" draw:layer="backgroundobjects" svg:width="19.4cm" svg:height="25.75cm" svg:x="0cm" svg:y="0cm">
          <text:p/>
        </draw:rect>
        <draw:rect draw:style-name="Mgr5" draw:text-style-name="MP6" draw:layer="backgroundobjects" svg:width="19.403cm" svg:height="25.753cm" svg:x="0cm" svg:y="0cm" draw:corner-radius="0.003cm">
          <text:p/>
        </draw:rect>
        <draw:page-thumbnail presentation:style-name="celadon_20_green_20_bullet_20_slide-title" draw:layer="backgroundobjects" svg:width="12.982cm" svg:height="9.737cm" svg:x="3.14cm" svg:y="1.905cm" presentation:class="page"/>
        <draw:frame presentation:style-name="celadon_20_green_20_bullet_20_slide-notes" draw:layer="backgroundobjects" svg:width="14.182cm" svg:height="11.641cm" svg:x="2.54cm" svg:y="12.277cm" presentation:class="notes" presentation:placeholder="true">
          <draw:text-box/>
        </draw:frame>
      </presentation:notes>
    </style:master-page>
    <style:master-page style:name="celadon_20_gray_20_bullet_20_slide" style:display-name="celadon gray bullet slide" style:page-layout-name="PM1" draw:style-name="Mdp2">
      <office:forms form:automatic-focus="false" form:apply-design-mode="false"/>
      <draw:frame presentation:style-name="celadon_20_gray_20_bullet_20_slide-title" draw:layer="backgroundobjects" svg:width="22.859cm" svg:height="3.18cm" svg:x="1.27cm" svg:y="0.76cm" presentation:class="title" presentation:placeholder="true">
        <draw:text-box/>
      </draw:frame>
      <draw:frame presentation:style-name="celadon_20_gray_20_bullet_20_slide-outline1" draw:layer="backgroundobjects" svg:width="22.859cm" svg:height="12.573cm" svg:x="1.27cm" svg:y="4.457cm" presentation:class="outline" presentation:placeholder="true">
        <draw:text-box/>
      </draw:frame>
      <draw:frame presentation:style-name="Mpr1" draw:text-style-name="MP7" draw:layer="backgroundobjects" svg:width="5.917cm" svg:height="1cm" svg:x="1.27cm" svg:y="17.6cm" presentation:class="date-time">
        <draw:text-box>
          <text:p text:style-name="MP7"><text:span text:style-name="MT3"><presentation:date-time/></text:span></text:p>
        </draw:text-box>
      </draw:frame>
      <draw:frame presentation:style-name="Mpr2" draw:text-style-name="MP8" draw:layer="backgroundobjects" svg:width="8.05cm" svg:height="0.646cm" svg:x="8.686cm" svg:y="17.754cm" presentation:class="footer">
        <draw:text-box>
          <text:p text:style-name="MP8"><text:span text:style-name="MT3"><presentation:footer/></text:span></text:p>
        </draw:text-box>
      </draw:frame>
      <draw:frame presentation:style-name="Mpr3" draw:text-style-name="MP9" draw:layer="backgroundobjects" svg:width="5.917cm" svg:height="0.746cm" svg:x="18.311cm" svg:y="17.754cm" presentation:class="page-number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celadon_20_gray_20_bullet_20_slide-title" draw:layer="backgroundobjects" svg:width="13.968cm" svg:height="10.476cm" svg:x="3.81cm" svg:y="2.123cm" presentation:class="page"/>
        <draw:frame presentation:style-name="celadon_20_gray_20_bulle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9" draw:layer="backgroundobjects" svg:width="9.369cm" svg:height="1.396cm" svg:x="12.22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9" draw:layer="backgroundobjects" svg:width="9.369cm" svg:height="1.396cm" svg:x="12.22cm" svg:y="26.543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  <style:master-page style:name="celadon_20_gray_20_small_20_liste_20_" style:display-name="celadon gray small liste " style:page-layout-name="PM1" draw:style-name="Mdp1">
      <office:forms form:automatic-focus="false" form:apply-design-mode="false"/>
      <draw:line draw:style-name="Mgr6" draw:text-style-name="MP3" draw:layer="backgroundobjects" svg:x1="25.395cm" svg:y1="4.128cm" svg:x2="3.174cm" svg:y2="4.133cm">
        <text:p/>
      </draw:line>
      <draw:line draw:style-name="Mgr7" draw:text-style-name="MP3" draw:layer="backgroundobjects" svg:x1="22.315cm" svg:y1="3.946cm" svg:x2="0.085cm" svg:y2="3.933cm">
        <text:p/>
      </draw:line>
      <draw:frame presentation:style-name="Mpr6" draw:text-style-name="MP10" draw:layer="backgroundobjects" svg:width="21.335cm" svg:height="2.3cm" svg:x="2.8cm" svg:y="0.9cm" presentation:class="title">
        <draw:text-box>
          <text:p text:style-name="MP10">Click to edit the title text format</text:p>
        </draw:text-box>
      </draw:frame>
      <draw:frame presentation:style-name="Mpr7" draw:text-style-name="MP16" draw:layer="backgroundobjects" svg:width="13.041cm" svg:height="10.729cm" svg:x="3.459cm" svg:y="5.771cm" presentation:class="outline">
        <draw:text-box>
          <text:p text:style-name="MP10">Click to edit the outline text format</text:p>
          <text:p text:style-name="MP11"><text:span text:style-name="MT4">Second Outline Level</text:span></text:p>
          <text:p text:style-name="MP12"><text:span text:style-name="MT4">Third Outline Level</text:span></text:p>
          <text:p text:style-name="MP13"><text:span text:style-name="MT5">Fourth Outline Level</text:span></text:p>
          <text:p text:style-name="MP14"><text:span text:style-name="MT6">Fifth Outline Level</text:span></text:p>
          <text:p text:style-name="MP14"><text:span text:style-name="MT6">Sixth Outline Level</text:span></text:p>
          <text:p text:style-name="MP14"><text:span text:style-name="MT6">Seventh Outline Level</text:span></text:p>
          <text:p text:style-name="MP14"><text:span text:style-name="MT6">Eighth Outline Level</text:span></text:p>
          <text:p text:style-name="MP15"><text:span text:style-name="MT6">Ninth Outline Level</text:span></text:p>
        </draw:text-box>
      </draw:frame>
      <presentation:notes style:page-layout-name="PM2">
        <draw:rect draw:style-name="Mgr4" draw:text-style-name="MP6" draw:layer="backgroundobjects" svg:width="19.4cm" svg:height="25.75cm" svg:x="0cm" svg:y="0cm">
          <text:p/>
        </draw:rect>
        <draw:rect draw:style-name="Mgr5" draw:text-style-name="MP6" draw:layer="backgroundobjects" svg:width="19.403cm" svg:height="25.753cm" svg:x="0cm" svg:y="0cm" draw:corner-radius="0.003cm">
          <text:p/>
        </draw:rect>
        <draw:page-thumbnail presentation:style-name="celadon_20_gray_20_small_20_liste_20_-title" draw:layer="backgroundobjects" svg:width="12.982cm" svg:height="9.737cm" svg:x="3.14cm" svg:y="1.905cm" presentation:class="page"/>
        <draw:frame presentation:style-name="celadon_20_gray_20_small_20_liste_20_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celadon_20_green_20_break_20_slide" style:display-name="celadon green break slide" style:page-layout-name="PM1" draw:style-name="Mdp3">
      <office:forms form:automatic-focus="false" form:apply-design-mode="false"/>
      <draw:frame presentation:style-name="Mpr8" draw:layer="backgroundobjects" svg:width="11.841cm" svg:height="9.715cm" svg:x="2.679cm" svg:y="2.739cm" presentation:class="title">
        <draw:text-box>
          <text:p>Title break page</text:p>
        </draw:text-box>
      </draw:frame>
      <draw:frame presentation:style-name="Mpr9" draw:text-style-name="MP17" draw:layer="backgroundobjects" svg:width="10.662cm" svg:height="4.693cm" svg:x="8cm" svg:y="12cm" presentation:class="outline">
        <draw:text-box>
          <text:p text:style-name="MP17">Click to edit the outline text format</text:p>
          <text:p text:style-name="MP18"><text:span text:style-name="MT7">Second Outline Level</text:span></text:p>
          <text:p text:style-name="MP19"><text:span text:style-name="MT8">Third Outline Level</text:span></text:p>
          <text:p text:style-name="MP20"><text:span text:style-name="MT9">Fourth Outline Level</text:span></text:p>
          <text:p text:style-name="MP21"><text:span text:style-name="MT9">Fifth Outline Level</text:span></text:p>
          <text:p text:style-name="MP21"><text:span text:style-name="MT9">Sixth Outline Level</text:span></text:p>
          <text:p text:style-name="MP21"><text:span text:style-name="MT9">Seventh Outline Level</text:span></text:p>
          <text:p text:style-name="MP21"><text:span text:style-name="MT9">Eighth Outline Level</text:span></text:p>
          <text:p text:style-name="MP22"><text:span text:style-name="MT9">Ninth Outline Level`</text:span></text:p>
        </draw:text-box>
      </draw:frame>
      <draw:frame draw:style-name="Mgr8" draw:text-style-name="MP6" draw:layer="backgroundobjects" svg:width="30.48cm" svg:height="19.05cm" svg:x="-5.036cm" svg:y="0.007cm">
        <draw:image xlink:href="Pictures/1000000000000780000004B05D27F4CB.jpg" xlink:type="simple" xlink:show="embed" xlink:actuate="onLoad">
          <text:p/>
        </draw:image>
      </draw:frame>
      <draw:frame draw:style-name="Mgr9" draw:text-style-name="MP8" draw:layer="backgroundobjects" svg:width="8.05cm" svg:height="1.313cm" svg:x="8.686cm" svg:y="17.355cm">
        <draw:text-box>
          <text:p text:style-name="MP6"><text:span text:style-name="MT3"><presentation:footer/></text:span></text:p>
        </draw:text-box>
      </draw:frame>
      <presentation:notes style:page-layout-name="PM2">
        <draw:rect draw:style-name="Mgr4" draw:text-style-name="MP6" draw:layer="backgroundobjects" svg:width="19.4cm" svg:height="25.75cm" svg:x="0cm" svg:y="0cm">
          <text:p/>
        </draw:rect>
        <draw:rect draw:style-name="Mgr5" draw:text-style-name="MP6" draw:layer="backgroundobjects" svg:width="19.403cm" svg:height="25.753cm" svg:x="0cm" svg:y="0cm" draw:corner-radius="0.003cm">
          <text:p/>
        </draw:rect>
        <draw:page-thumbnail presentation:style-name="celadon_20_green_20_break_20_slide-title" draw:layer="backgroundobjects" svg:width="12.982cm" svg:height="9.737cm" svg:x="3.14cm" svg:y="1.905cm" presentation:class="page"/>
        <draw:frame presentation:style-name="celadon_20_green_20_break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celadon_20_gray_20_break_20_slide" style:display-name="celadon gray break slide" style:page-layout-name="PM1" draw:style-name="Mdp2">
      <office:forms form:automatic-focus="false" form:apply-design-mode="false"/>
      <draw:frame presentation:style-name="celadon_20_gray_20_break_20_slide-title" draw:layer="backgroundobjects" svg:width="22.859cm" svg:height="3.18cm" svg:x="1.27cm" svg:y="0.76cm" presentation:class="title" presentation:placeholder="true">
        <draw:text-box/>
      </draw:frame>
      <draw:frame presentation:style-name="celadon_20_gray_20_break_20_slide-outline1" draw:layer="backgroundobjects" svg:width="22.859cm" svg:height="12.573cm" svg:x="1.27cm" svg:y="4.457cm" presentation:class="outline" presentation:placeholder="true">
        <draw:text-box/>
      </draw:frame>
      <draw:frame presentation:style-name="Mpr10" draw:text-style-name="MP7" draw:layer="backgroundobjects" svg:width="5.917cm" svg:height="1.313cm" svg:x="1.27cm" svg:y="17.354cm" presentation:class="date-time">
        <draw:text-box>
          <text:p text:style-name="MP7"><text:span text:style-name="MT3"><presentation:date-time/></text:span></text:p>
        </draw:text-box>
      </draw:frame>
      <draw:frame presentation:style-name="Mpr10" draw:text-style-name="MP8" draw:layer="backgroundobjects" svg:width="8.05cm" svg:height="1.313cm" svg:x="8.686cm" svg:y="17.354cm" presentation:class="footer">
        <draw:text-box>
          <text:p text:style-name="MP8"><text:span text:style-name="MT3"><presentation:footer/></text:span></text:p>
        </draw:text-box>
      </draw:frame>
      <draw:frame presentation:style-name="Mpr10" draw:text-style-name="MP9" draw:layer="backgroundobjects" svg:width="5.917cm" svg:height="1.313cm" svg:x="18.211cm" svg:y="17.354cm" presentation:class="page-number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celadon_20_gray_20_break_20_slide-title" draw:layer="backgroundobjects" svg:width="13.968cm" svg:height="10.476cm" svg:x="3.81cm" svg:y="2.123cm" presentation:class="page"/>
        <draw:frame presentation:style-name="celadon_20_gray_20_brea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7" draw:layer="backgroundobjects" svg:width="9.369cm" svg:height="1.396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1" draw:text-style-name="MP9" draw:layer="backgroundobjects" svg:width="9.369cm" svg:height="1.396cm" svg:x="12.22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2" draw:text-style-name="MP7" draw:layer="backgroundobjects" svg:width="9.369cm" svg:height="1.396cm" svg:x="0cm" svg:y="26.543cm" presentation:class="footer">
          <draw:text-box>
            <text:p text:style-name="MP7"><text:span text:style-name="MT3"><presentation:footer/></text:span></text:p>
          </draw:text-box>
        </draw:frame>
        <draw:frame presentation:style-name="Mpr12" draw:text-style-name="MP9" draw:layer="backgroundobjects" svg:width="9.369cm" svg:height="1.396cm" svg:x="12.22cm" svg:y="26.543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  <style:master-page style:name="Code-Bar-Celadon" style:page-layout-name="PM1" draw:style-name="Mdp4">
      <office:forms form:automatic-focus="false" form:apply-design-mode="false"/>
      <draw:frame draw:style-name="Mgr8" draw:text-style-name="MP6" draw:layer="backgroundobjects" svg:width="26.949cm" svg:height="19.05cm" svg:x="-1.5cm" svg:y="0cm">
        <draw:image xlink:href="Pictures/1000020100000DB4000009B0052A0F08.png" xlink:type="simple" xlink:show="embed" xlink:actuate="onLoad">
          <text:p/>
        </draw:image>
      </draw:frame>
      <draw:frame presentation:style-name="Code-Bar-Celadon-title" draw:layer="backgroundobjects" svg:width="22.859cm" svg:height="3.18cm" svg:x="1.5cm" svg:y="5.82cm" presentation:class="title" presentation:placeholder="true">
        <draw:text-box/>
      </draw:frame>
      <draw:frame presentation:style-name="Code-Bar-Celadon-outline1" draw:layer="backgroundobjects" svg:width="12.73cm" svg:height="12.573cm" svg:x="3.5cm" svg:y="21cm" presentation:class="outline" presentation:placeholder="true">
        <draw:text-box/>
      </draw:frame>
      <draw:frame presentation:style-name="Mpr13" draw:text-style-name="MP7" draw:layer="backgroundobjects" svg:width="5.917cm" svg:height="1.313cm" svg:x="1.27cm" svg:y="17.354cm" presentation:class="date-time">
        <draw:text-box>
          <text:p text:style-name="MP7"><text:span text:style-name="MT3"><presentation:date-time/></text:span></text:p>
        </draw:text-box>
      </draw:frame>
      <draw:frame presentation:style-name="Mpr13" draw:text-style-name="MP8" draw:layer="backgroundobjects" svg:width="8.05cm" svg:height="1.313cm" svg:x="8.686cm" svg:y="17.354cm" presentation:class="footer">
        <draw:text-box>
          <text:p text:style-name="MP8"><text:span text:style-name="MT3"><presentation:footer/></text:span></text:p>
        </draw:text-box>
      </draw:frame>
      <draw:frame presentation:style-name="Mpr13" draw:text-style-name="MP9" draw:layer="backgroundobjects" svg:width="5.917cm" svg:height="1.313cm" svg:x="18.211cm" svg:y="17.354cm" presentation:class="page-number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Code-Bar-Celadon-title" draw:layer="backgroundobjects" svg:width="13.968cm" svg:height="10.476cm" svg:x="3.81cm" svg:y="2.123cm" presentation:class="page"/>
        <draw:frame presentation:style-name="Code-Bar-Celado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7" draw:layer="backgroundobjects" svg:width="9.369cm" svg:height="1.396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4" draw:text-style-name="MP9" draw:layer="backgroundobjects" svg:width="9.369cm" svg:height="1.396cm" svg:x="12.22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5" draw:text-style-name="MP7" draw:layer="backgroundobjects" svg:width="9.369cm" svg:height="1.396cm" svg:x="0cm" svg:y="26.543cm" presentation:class="footer">
          <draw:text-box>
            <text:p text:style-name="MP7"><text:span text:style-name="MT3"><presentation:footer/></text:span></text:p>
          </draw:text-box>
        </draw:frame>
        <draw:frame presentation:style-name="Mpr15" draw:text-style-name="MP9" draw:layer="backgroundobjects" svg:width="9.369cm" svg:height="1.396cm" svg:x="12.22cm" svg:y="26.543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  <style:master-page style:name="celadon_20_gray_20_" style:display-name="celadon gray " style:page-layout-name="PM1" draw:style-name="Mdp2">
      <office:forms form:automatic-focus="false" form:apply-design-mode="false"/>
      <draw:frame presentation:style-name="celadon_20_gray_20_-title" draw:layer="backgroundobjects" svg:width="22.859cm" svg:height="3.18cm" svg:x="1.27cm" svg:y="0.76cm" presentation:class="title" presentation:placeholder="true">
        <draw:text-box/>
      </draw:frame>
      <draw:frame presentation:style-name="celadon_20_gray_20_-outline1" draw:layer="backgroundobjects" svg:width="22.859cm" svg:height="12.572cm" svg:x="1.27cm" svg:y="4.457cm" presentation:class="outline" presentation:placeholder="true">
        <draw:text-box/>
      </draw:frame>
      <draw:frame presentation:style-name="Mpr16" draw:text-style-name="MP7" draw:layer="backgroundobjects" svg:width="5.917cm" svg:height="1.313cm" svg:x="1.27cm" svg:y="17.354cm" presentation:class="date-time">
        <draw:text-box>
          <text:p text:style-name="MP7"><presentation:date-time/></text:p>
        </draw:text-box>
      </draw:frame>
      <draw:frame presentation:style-name="Mpr16" draw:text-style-name="MP8" draw:layer="backgroundobjects" svg:width="8.05cm" svg:height="1.313cm" svg:x="8.686cm" svg:y="17.354cm" presentation:class="footer">
        <draw:text-box>
          <text:p text:style-name="MP8"><presentation:footer/></text:p>
        </draw:text-box>
      </draw:frame>
      <draw:frame presentation:style-name="Mpr16" draw:text-style-name="MP9" draw:layer="backgroundobjects" svg:width="5.917cm" svg:height="1.313cm" svg:x="18.211cm" svg:y="17.354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celadon_20_gray_20_-title" draw:layer="backgroundobjects" svg:width="0cm" svg:height="0cm" svg:x="0cm" svg:y="2.123cm" presentation:class="page"/>
        <draw:frame presentation:style-name="celadon_20_gray_20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7" draw:layer="backgroundobjects" svg:width="9.369cm" svg:height="1.396cm" svg:x="0cm" svg:y="0cm" presentation:class="header">
          <draw:text-box>
            <text:p text:style-name="MP7"><presentation:header/></text:p>
          </draw:text-box>
        </draw:frame>
        <draw:frame presentation:style-name="Mpr17" draw:text-style-name="MP9" draw:layer="backgroundobjects" svg:width="9.369cm" svg:height="1.396cm" svg:x="12.22cm" svg:y="0cm" presentation:class="date-time">
          <draw:text-box>
            <text:p text:style-name="MP9"><presentation:date-time/></text:p>
          </draw:text-box>
        </draw:frame>
        <draw:frame presentation:style-name="Mpr18" draw:text-style-name="MP7" draw:layer="backgroundobjects" svg:width="9.369cm" svg:height="1.396cm" svg:x="0cm" svg:y="26.543cm" presentation:class="footer">
          <draw:text-box>
            <text:p text:style-name="MP7"><presentation:footer/></text:p>
          </draw:text-box>
        </draw:frame>
        <draw:frame presentation:style-name="Mpr18" draw:text-style-name="MP9" draw:layer="backgroundobjects" svg:width="9.369cm" svg:height="1.396cm" svg:x="12.22cm" svg:y="26.543cm" presentation:class="page-number">
          <draw:text-box>
            <text:p text:style-name="MP9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5</meta:generator>
    <meta:creation-date>2008-06-16T15:13:57</meta:creation-date>
    <dc:date>2011-02-23T11:16:41</dc:date>
    <dc:language>en-US</dc:language>
    <meta:editing-cycles>187</meta:editing-cycles>
    <meta:editing-duration>P2DT12H31M41S</meta:editing-duration>
    <dc:creator>Bruno Friedmann</dc:creator>
    <dc:subject>openSUSE presentation</dc:subject>
    <dc:title>openSUSE presentation (celadon green &amp; gray layout)</dc:title>
    <dc:description>Howto Use it ?

There's several layout template, you can use by clicking on the layout tool

- celadon green bullet liste
- celadon green break/intro slide
- celadon gray bullet liste
- celadon gran break/intro slide
- celadon barre code background (like new t-shirts)

Fonts used are fifthleg for tile and subtitle
Deja vu &amp; Deja vu condensed for text.
Mainly try to stick to opensource font
</dc:description>
    <meta:keyword>openSUSE</meta:keyword>
    <meta:keyword>presentation</meta:keyword>
    <meta:keyword>11.4</meta:keyword>
    <meta:keyword>celadon</meta:keyword>
    <meta:keyword>green</meta:keyword>
    <meta:keyword>gray</meta:keyword>
    <meta:keyword>code bar</meta:keyword>
    <meta:document-statistic meta:object-count="94"/>
    <meta:user-defined meta:name="Department">openSUSE Marketing Team</meta:user-defined>
    <meta:user-defined meta:name="Info 4"/>
    <meta:user-defined meta:name="Owner">openSUSE Marketing Team</meta:user-defined>
    <meta:user-defined meta:name="Source">http://gitorious.org/opensuse-artwork/presentations/11.4-template-presentation.odp</meta:user-defined>
  </office:meta>
</office:document-meta>
</file>